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ato" svg:font-family="Lato, 'Open Sans', 'Lucida Grande'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095" officeooo:paragraph-rsid="0002a095"/>
    </style:style>
    <style:style style:name="P2" style:family="paragraph" style:parent-style-name="Standard">
      <style:text-properties fo:font-weight="bold" officeooo:rsid="0002a095" officeooo:paragraph-rsid="0002a095" style:font-weight-asian="bold" style:font-weight-complex="bold"/>
    </style:style>
    <style:style style:name="P3" style:family="paragraph" style:parent-style-name="Standard">
      <style:text-properties fo:font-weight="bold" officeooo:rsid="00061ebe" officeooo:paragraph-rsid="00061ebe" style:font-weight-asian="bold" style:font-weight-complex="bold"/>
    </style:style>
    <style:style style:name="P4" style:family="paragraph" style:parent-style-name="Standard">
      <style:text-properties fo:font-style="italic" fo:font-weight="normal" officeooo:rsid="00061ebe" officeooo:paragraph-rsid="00061eb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a70b2" officeooo:paragraph-rsid="000dc7d3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a70b2" officeooo:paragraph-rsid="000fbf1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a70b2" officeooo:paragraph-rsid="000a70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paragraph-rsid="00061ebe"/>
    </style:style>
    <style:style style:name="P9" style:family="paragraph" style:parent-style-name="Standard">
      <style:text-properties fo:font-style="italic" fo:font-weight="bold" officeooo:rsid="000a70b2" officeooo:paragraph-rsid="000a70b2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0bd81b" officeooo:paragraph-rsid="000bd81b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0bd81b" officeooo:paragraph-rsid="0018aff9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0bd81b" officeooo:paragraph-rsid="000a70b2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0bd81b" officeooo:paragraph-rsid="001bee0e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normal" fo:font-weight="bold" officeooo:rsid="00061ebe" officeooo:paragraph-rsid="00061eb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061ebe" officeooo:paragraph-rsid="00061eb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61ebe" officeooo:paragraph-rsid="00061ebe" style:font-weight-asian="bold" style:font-weight-complex="bold"/>
    </style:style>
    <style:style style:name="P17" style:family="paragraph" style:parent-style-name="Standard">
      <style:text-properties fo:color="#55215b" loext:opacity="100%" fo:font-style="italic" fo:font-weight="normal" officeooo:rsid="000a70b2" officeooo:paragraph-rsid="000fbf1d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55215b" loext:opacity="100%" fo:font-style="italic" fo:font-weight="normal" officeooo:rsid="000a70b2" officeooo:paragraph-rsid="000a70b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55215b" loext:opacity="100%" fo:font-style="italic" fo:font-weight="normal" officeooo:rsid="000a70b2" officeooo:paragraph-rsid="001324bc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color="#55215b" loext:opacity="100%" fo:font-style="italic" fo:font-weight="bold" officeooo:rsid="000a70b2" officeooo:paragraph-rsid="000a70b2" style:font-style-asian="italic" style:font-weight-asian="bold" style:font-style-complex="italic" style:font-weight-complex="bold"/>
    </style:style>
    <style:style style:name="P2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2" style:family="paragraph" style:parent-style-name="Standard">
      <style:text-properties fo:font-style="italic" fo:font-weight="bold" officeooo:rsid="000bd81b" officeooo:paragraph-rsid="001bee0e" style:font-style-asian="italic" style:font-weight-asian="bold" style:font-style-complex="italic" style:font-weight-complex="bold"/>
    </style:style>
    <style:style style:name="T1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officeooo:rsid="000771c1"/>
    </style:style>
    <style:style style:name="T4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Lato" fo:font-size="10.5pt" fo:letter-spacing="normal" fo:font-style="normal"/>
    </style:style>
    <style:style style:name="T7" style:family="text">
      <style:text-properties officeooo:rsid="00061ebe" style:font-style-asian="italic" style:font-weight-asian="normal" style:font-style-complex="italic" style:font-weight-complex="normal"/>
    </style:style>
    <style:style style:name="T8" style:family="text">
      <style:text-properties officeooo:rsid="000bd81b"/>
    </style:style>
    <style:style style:name="T9" style:family="text">
      <style:text-properties officeooo:rsid="000fbf1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bf1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AILED tests/test_radioindice.py::test_radioindice_process_file_separate[True-False] - assert 0 == 2</text:p>
      <text:p text:style-name="Standard">FAILED tests/test_rasterproduct.py::test_create_product_S2_L2A_MAJA[True-False] - AssertionError: assert 2 == 3</text:p>
      <text:p text:style-name="Standard">FAILED tests/test_rasterproduct.py::test_create_product_S2_L1C[True-False] - AssertionError: assert 1 == 2</text:p>
      <text:p text:style-name="Standard">FAILED tests/test_rasterproduct.py::test_create_product_S2_L2A_SEN2CORE[True-False] - assert 0 == 1</text:p>
      <text:p text:style-name="Standard">FAILED tests/test_rasterproduct.py::test_create_product_SPOT67[True-False] - assert 0 == 1</text:p>
      <text:p text:style-name="Standard">FAILED tests/test_rasterproduct.py::test_create_product_special_cases - assert False</text:p>
      <text:p text:style-name="Standard">FAILED tests/test_rastertools.py::test_rastertools_command_line_info - AssertionError: assert ['SPOT6_2018_...UD_MS_82.vrt'] == []</text:p>
      <text:p text:style-name="Standard">///// <text:s/>FAILED tests/test_tiling.py::test_tiling_process_file[True-False] - assert 0 == 2</text:p>
      <text:p text:style-name="Standard"><text:span text:style-name="T3">​​​​​​​​////</text:span>FAILED tests/test_zonalstats.py::test_zonalstats_process_files[True-False] - assert 0 == 1</text:p>
      <text:p text:style-name="Standard"/>
      <text:p text:style-name="Standard"/>
      <text:p text:style-name="Standard"/>
      <text:p text:style-name="P2">TEST NE PASSANT JAMAIS EN PYTEST –COMPARE :</text:p>
      <text:p text:style-name="P1"/>
      <text:p text:style-name="P1">FAILED tests/test_vector.py::test_reproject_filter[True-False] - assert 0 == 1</text:p>
      <text:p text:style-name="P1">FAILED tests/test_vector.py::test_reproject_dissolve[True-False] - assert 0 == 1</text:p>
      <text:p text:style-name="P1">FAILED tests/test_zonalstats.py::test_zonalstats_zonal[True-False] - AssertionError: assert 1 == 2</text:p>
      <text:p text:style-name="P1">FAILED tests/test_zonalstats.py::test_zonalstats_category[True-False] - assert 0 == 1</text:p>
      <text:p text:style-name="P1"/>
      <text:p text:style-name="P1"/>
      <text:p text:style-name="P1"/>
      <text:p text:style-name="P16">For Tiling process file : </text:p>
      <text:p text:style-name="P3"/>
      <text:p text:style-name="P3"/>
      <text:p text:style-name="P14">Sur la branche xarray_interf </text:p>
      <text:p text:style-name="P14"/>
      <text:p text:style-name="P15">{'driver': 'GTiff', 'dtype': 'uint16', 'nodata': 65535.0, 'width': 598, 'height': 432, 'count': 4, 'crs': CRS.from_epsg(4326), 'transform': Affine(2.1038599163179975e-05, 0.0, 1.393299321,</text:p>
      <text:p text:style-name="P15"><text:s text:c="7"/>0.0, -2.103859953702288e-05, 43.561787489)}</text:p>
      <text:p text:style-name="P15">{'driver': 'GTiff', 'dtype': 'uint16', 'nodata': 65535.0, 'width': 598, 'height': 432, 'count': 4, 'crs': CRS.from_epsg(4326), 'transform': Affine(2.1038599163179975e-05, 0.0, 1.4058593647004185,</text:p>
      <text:p text:style-name="P15"><text:s text:c="7"/>0.0, -2.103859953702288e-05, 43.561787489)}</text:p>
      <text:p text:style-name="P4"/>
      <text:p text:style-name="P4"/>
      <text:p text:style-name="P21" loext:marker-style-name="T2"><text:span text:style-name="T1">print</text:span><text:span text:style-name="T2">(</text:span><text:span text:style-name="T4">'....'</text:span><text:span text:style-name="T2">*</text:span><text:span text:style-name="T5">20</text:span><text:span text:style-name="T2">)<text:line-break/></text:span><text:span text:style-name="T1">print</text:span><text:span text:style-name="T2">(numpy.nanmin(src0</text:span><text:bookmark-start text:name="__DdeLink__83_323717986"/><text:span text:style-name="T2">.values</text:span><text:bookmark-end text:name="__DdeLink__83_323717986"/><text:span text:style-name="T2">))<text:line-break/></text:span><text:span text:style-name="T1">print</text:span><text:span text:style-name="T2">(numpy.nanmin(src0.values))<text:line-break/><text:line-break/></text:span><text:span text:style-name="T1">print</text:span><text:span text:style-name="T2">(numpy.nanmin(src1.values))<text:line-break/></text:span><text:span text:style-name="T1">print</text:span><text:span text:style-name="T2">(numpy.nanmin(src1.values))</text:span></text:p>
      <text:p text:style-name="P4"/>
      <text:p text:style-name="P4"/>
      <text:p text:style-name="P4">-1.0</text:p>
      <text:p text:style-name="P4">1.0</text:p>
      <text:p text:style-name="P4">-0.68058074</text:p>
      <text:p text:style-name="P4">0.9657388</text:p>
      <text:p text:style-name="P4"><text:soft-page-break/>print(numpy.nanmin(result))</text:p>
      <text:p text:style-name="P4">print(numpy.nanmax(result))</text:p>
      <text:p text:style-name="P4"/>
      <text:p text:style-name="P8"><text:span text:style-name="T7">-2.0 <text:s/></text:span><text:span text:style-name="T6">-5.2414594620132e-07</text:span></text:p>
      <text:p text:style-name="P4">7.8837473e-07</text:p>
      <text:p text:style-name="P4"/>
      <text:p text:style-name="P9">Tests ne tournant pas sur le nouvel env, branche <text:span text:style-name="T8">xarray AVEC LE COMPARE</text:span></text:p>
      <text:p text:style-name="P9"/>
      <text:p text:style-name="P17">FAILED tests/test_radioindice.py::test_radioindice_process_file_separate[True-False] - assert 0 == 2 <text:span text:style-name="T10">: </text:span><text:span text:style-name="T11">checksum difference is not the same but the images are the same, must be because of nan, can I ignore it ?</text:span></text:p>
      <text:p text:style-name="P20"/>
      <text:p text:style-name="P18"/>
      <text:p text:style-name="P17">FAILED tests/test_rastertools.py::test_timeseries_command_line_default[True-False] - assert 0 == 3 <text:span text:style-name="T10">: </text:span><text:span text:style-name="T11">checksum difference is not the same but the images are the same, must be because of nan, can I ignore it ?</text:span></text:p>
      <text:p text:style-name="P6"><text:span text:style-name="T11"/></text:p>
      <text:p text:style-name="P19"><text:span text:style-name="T9">FAILED tests/test_speed.py::test_speed_process_files[True-False] - assert 0 == 1 </text:span><text:span text:style-name="T11">: checksum difference is not the same but the images are the same, must be because of nan, can I ignore it ?</text:span></text:p>
      <text:p text:style-name="P19"><text:span text:style-name="T11"/></text:p>
      <text:p text:style-name="P6"/>
      <text:p text:style-name="P7"/>
      <text:p text:style-name="P5">FAILED tests/test_stats.py::test_compute_zonal_extra_stats - ValueError: output array is read-only</text:p>
      <text:p text:style-name="P5">FAILED tests/test_zonalstats.py::test_zonalstats_zonal[True-False] - AssertionError: assert 1 == 2</text:p>
      <text:p text:style-name="P5"/>
      <text:p text:style-name="P9"/>
      <text:p text:style-name="P12"/>
      <text:p text:style-name="P10"/>
      <text:p text:style-name="P10"/>
      <text:p text:style-name="P10"/>
      <text:p text:style-name="P10"/>
      <text:p text:style-name="P21" loext:marker-style-name="T2"><text:bookmark-start text:name="__DdeLink__240_1643561169"/><text:span text:style-name="T1">print</text:span><text:span text:style-name="T2">(raster.rio.crs)<text:line-break/></text:span><text:span text:style-name="T1">print</text:span><text:span text:style-name="T2">(shape)</text:span><text:bookmark-end text:name="__DdeLink__240_1643561169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[[{'11min': 40.356781005859375, '11max': 44.75731658935547, '11mean': 42.2971660285596, '11std': 0.8905267009264686, '11count': 302, '31min': 39.2611083984375, '31max': 68.91514587402344, '31mean': 46.41723648432502, '31std': 4.725478009602459, '31count': 12504, '32min': 38.825828552246094, '32max': 46.79863357543945, '32mean': 42.547162576687114, '32std': 1.3213070450142483, '32count': 6846, '42min': 38.21404266357422, '42max': 61.28076934814453, '42mean': 43.435246133124785, '42std': 1.811659576395844, '42count': 2877, '43min': 38.21404266357422, '43max': 45.71764373779297, '43mean': 42.303659539473685, '43std': 1.2538183451959697, '43count': 931}], </text:p>
      <text:p text:style-name="P11"/>
      <text:p text:style-name="P11"/>
      <text:p text:style-name="P11"><text:soft-page-break/>[{'11min': 38.475032806396484, '11max': 45.851463317871094, '11mean': 42.391164158075135, '11std': 1.094295654500253, '11count': 73813, '12min': 39.24125289916992, '12max': 43.501556396484375, '12mean': 41.995659574468085, '12std': 0.32393345911752014, '12count': 17625, '31min': 33.78166198730469, '31max': 60.81406021118164, '31mean': 44.594501109920394, '31std': 3.079276604422601, '31count': 13064, '32min': 37.670204162597656, '32max': 64.12715148925781, '32mean': 44.41284117459643, '32std': 2.7837075404946074, '32count': 18832, '42min': 40.80683135986328, '42max': 65.24002075195312, '42mean': 45.24754579386826, '42std': 3.3365086401205297, '42count': 46349, '43min': 42.136878967285156, '43max': 65.50701141357422, '43mean': 48.288923715567805, '43std': 3.6707946763159596, '43count': 59501}]]</text:p>
      <text:p text:style-name="P11"/>
      <text:p text:style-name="P11"/>
      <text:p text:style-name="P11">FAILED tests/test_radioindice.py::test_radioindice_process_file_separate[True-False] - assert 0 == 2</text:p>
      <text:p text:style-name="P11">FAILED tests/test_rastertools.py::test_timeseries_command_line_default[True-False] - assert 0 == 3</text:p>
      <text:p text:style-name="P11"/>
      <text:p text:style-name="P11">FAILED tests/test_speed.py::test_speed_process_files[True-False] - assert 0 == 1</text:p>
      <text:p text:style-name="P11">FAILED tests/test_stats.py::test_compute_zonal_extra_stats - ValueError: output array is read-only</text:p>
      <text:p text:style-name="P11">FAILED tests/test_stats.py::test_compute_zonal_stats_per_category - AssertionError: assert {'11count': 3...0.356781, ...} == {'11count': 2...0.407368, ...}</text:p>
      <text:p text:style-name="P11">FAILED tests/test_zonalstats.py::test_zonalstats_zonal[True-False] - ValueError: output array is read-only</text:p>
      <text:p text:style-name="P11"/>
      <text:p text:style-name="P11"/>
      <text:p text:style-name="P11"/>
      <text:p text:style-name="P13"/>
      <text:p text:style-name="P13">[[{'11min': 40.40736770629883, '11max': 44.083961486816406, '11mean': 42.293813, '11std': 0.8492557472308161, '11count': 244, </text:p>
      <text:p text:style-name="P13">'31min': 40.224246978759766, '31max': 68.91514587402344, '31mean': 46.435981412488864, '31std': 4.744863180800499, '31count': 12347, </text:p>
      <text:p text:style-name="P13">'32min': 38.825828552246094, '32max': 46.79863357543945, '32mean': 42.54521086825898, '32std': 1.3323195188490693, '32count': 6657, </text:p>
      <text:p text:style-name="P13">'42min': 38.21404266357422, '42max': 59.93272018432617, '42mean': 43.37516683541973, '42std': 1.595452567538965, '42count': 2716, </text:p>
      <text:p text:style-name="P13">'43min': 38.21404266357422, '43max': 45.61808776855469, '43mean': 42.273933035714286, '43std': 1.2416633439283307, '43count': 875}], </text:p>
      <text:p text:style-name="P13"/>
      <text:p text:style-name="P13">[{'11min': 38.475032806396484, '11max': 45.61351776123047, '11mean': 42.38663752604273, '11std': 1.0903647313838118, '11count': 73437, </text:p>
      <text:p text:style-name="P13">'12min': 39.24125289916992, '12max': 43.43327713012695, '12mean': 41.991684209008596, '12std': 0.31397810995779346, '12count': 17339, </text:p>
      <text:p text:style-name="P13">'31min': 33.78166198730469, '31max': 60.81406021118164, '31mean': 44.562401906929296, '31std': 3.0514071414625894, '31count': 12743, </text:p>
      <text:p text:style-name="P13">'32min': 37.670204162597656, '32max': 64.12064361572266, '32mean': 44.39616262852768, '32std': 2.749988592699187, '32count': 18284, </text:p>
      <text:p text:style-name="P13">'42min': 40.80683135986328, '42max': 65.24002075195312, '42mean': 45.25673629531388, '42std': 3.348137975980822, '42count': 45240, </text:p>
      <text:p text:style-name="P13">'43min': 42.136878967285156, '43max': 65.50701141357422, '43mean': 48.29651684062728, '43std': 3.671297634129782, '43count': 59113}]]</text:p>
      <text:p text:style-name="P13"/>
      <text:p text:style-name="P13"><text:soft-page-break/>FAILED tests/test_radioindice.py::test_radioindice_process_file_separate[True-False] - assert 0 == 2</text:p>
      <text:p text:style-name="P13">FAILED tests/test_rastertools.py::test_timeseries_command_line_default[True-False] - assert 0 == 3</text:p>
      <text:p text:style-name="P13">FAILED tests/test_speed.py::test_speed_process_files[True-False] - assert 0 == 1</text:p>
      <text:p text:style-name="P13">FAILED tests/test_stats.py::test_compute_zonal_extra_stats - numpy.ma.core.MaskError: Cannot alter the masked element.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ato" svg:font-family="Lato, 'Open Sans', 'Lucida Grande', 'Segoe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12:28.598851079</meta:creation-date>
    <dc:date>2024-12-11T18:01:14.738463112</dc:date>
    <meta:editing-duration>PT15H15M57S</meta:editing-duration>
    <meta:editing-cycles>8</meta:editing-cycles>
    <meta:generator>LibreOffice/24.2.6.2$Linux_X86_64 LibreOffice_project/420$Build-2</meta:generator>
    <meta:document-statistic meta:table-count="0" meta:image-count="0" meta:object-count="0" meta:page-count="4" meta:paragraph-count="59" meta:word-count="587" meta:character-count="6955" meta:non-whitespace-character-count="6389"/>
  </office:meta>
</office:document-meta>
</file>